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56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6" draw:id="id6" draw:layer="layout" svg:width="1.5cm" svg:height="1.6cm" svg:x="10cm" svg:y="17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5cm" svg:height="1.6cm" svg:x="1.2cm" svg:y="1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6cm" svg:x="1cm" svg:y="22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5cm" svg:height="1.6cm" svg:x="6.5cm" svg:y="1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cm" svg:height="1.6cm" svg:x="15.8cm" svg:y="13.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cm" svg:height="1.6cm" svg:x="11.2cm" svg:y="25.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cm" svg:height="1.6cm" svg:x="3.8cm" svg:y="11.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6cm" svg:x="13.9cm" svg:y="1.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cm" svg:height="1.6cm" svg:x="9cm" svg:y="4.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5cm" svg:height="1.6cm" svg:x="17.7cm" svg:y="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5cm" svg:height="1.6cm" svg:x="18.4cm" svg:y="13.6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.95cm" svg:y1="2.8cm" svg:x2="3.8cm" svg:y2="11.9cm" draw:start-shape="id1" draw:start-glue-point="8" draw:end-shape="id2" draw:end-glue-point="6" svg:d="M1950 2800c0 6067 616 9100 1850 9100" svg:viewBox="0 0 1851 9101">
          <text:p/>
        </draw:connector>
        <draw:connector draw:style-name="gr2" draw:text-style-name="P2" draw:layer="layout" draw:type="curve" svg:x1="1.95cm" svg:y1="2.8cm" svg:x2="1.75cm" svg:y2="22.5cm" draw:start-shape="id1" draw:start-glue-point="8" draw:end-shape="id3" draw:end-glue-point="4" svg:d="M1950 2800c0 14776-200 4927-200 19700" svg:viewBox="0 0 201 19701">
          <text:p/>
        </draw:connector>
        <draw:connector draw:style-name="gr2" draw:text-style-name="P2" draw:layer="layout" draw:type="curve" svg:x1="2.481cm" svg:y1="2.566cm" svg:x2="14.119cm" svg:y2="2.034cm" draw:start-shape="id1" draw:start-glue-point="9" draw:end-shape="id4" draw:end-glue-point="5" svg:d="M2481 2566c8730 0 2911-532 11638-532" svg:viewBox="0 0 11639 533">
          <text:p/>
        </draw:connector>
        <draw:connector draw:style-name="gr2" draw:text-style-name="P2" draw:layer="layout" draw:type="curve" svg:x1="2.481cm" svg:y1="2.566cm" svg:x2="9.219cm" svg:y2="5.134cm" draw:start-shape="id1" draw:start-glue-point="9" draw:end-shape="id5" draw:end-glue-point="5" svg:d="M2481 2566c5055 0 1686 2568 6738 2568" svg:viewBox="0 0 6739 2569">
          <text:p/>
        </draw:connector>
        <draw:connector draw:style-name="gr2" draw:text-style-name="P2" draw:layer="layout" draw:type="curve" svg:x1="10.75cm" svg:y1="17.5cm" svg:x2="11.281cm" svg:y2="17.734cm" draw:start-shape="id6" draw:start-glue-point="4" draw:end-shape="id6" draw:end-glue-point="11" svg:d="M10750 17500c0-751 626-626 1029-380s583 614-498 614" svg:viewBox="0 0 1344 805">
          <text:p/>
        </draw:connector>
        <draw:connector draw:style-name="gr2" draw:text-style-name="P2" draw:layer="layout" draw:type="curve" svg:x1="10.219cm" svg:y1="18.866cm" svg:x2="2.281cm" svg:y2="22.734cm" draw:start-shape="id6" draw:start-glue-point="7" draw:end-shape="id3" draw:end-glue-point="11" svg:d="M10219 18866c-5952 0-1983 3868-7938 3868" svg:viewBox="0 0 7939 3869">
          <text:p/>
        </draw:connector>
        <draw:connector draw:style-name="gr2" draw:text-style-name="P2" draw:layer="layout" draw:type="curve" svg:x1="11.5cm" svg:y1="18.3cm" svg:x2="16.019cm" svg:y2="15.166cm" draw:start-shape="id6" draw:start-glue-point="10" draw:end-shape="id7" draw:end-glue-point="7" svg:d="M11500 18300c3226 0 967-3134 4519-3134" svg:viewBox="0 0 4520 3135">
          <text:p/>
        </draw:connector>
        <draw:connector draw:style-name="gr2" draw:text-style-name="P2" draw:layer="layout" draw:type="curve" svg:x1="10.75cm" svg:y1="17.5cm" svg:x2="4.55cm" svg:y2="12.7cm" draw:start-shape="id6" draw:start-glue-point="4" draw:end-shape="id2" draw:end-glue-point="8" svg:d="M10750 17500c0-3598-6200-1199-6200-4800" svg:viewBox="0 0 6201 4801">
          <text:p/>
        </draw:connector>
        <draw:connector draw:style-name="gr2" draw:text-style-name="P2" draw:layer="layout" draw:type="curve" svg:x1="10.75cm" svg:y1="17.5cm" svg:x2="14.65cm" svg:y2="3.4cm" draw:start-shape="id6" draw:start-glue-point="4" draw:end-shape="id4" draw:end-glue-point="8" svg:d="M10750 17500c0-10573 3900-3524 3900-14100" svg:viewBox="0 0 3901 14101">
          <text:p/>
        </draw:connector>
        <draw:connector draw:style-name="gr2" draw:text-style-name="P2" draw:layer="layout" draw:type="curve" svg:x1="2.5cm" svg:y1="23.3cm" svg:x2="16.55cm" svg:y2="15.4cm" draw:start-shape="id3" draw:start-glue-point="10" draw:end-shape="id7" draw:end-glue-point="8" svg:d="M2500 23300c9367 0 14050-2633 14050-7900" svg:viewBox="0 0 14051 7901">
          <text:p/>
        </draw:connector>
        <draw:connector draw:style-name="gr2" draw:text-style-name="P2" draw:layer="layout" draw:type="curve" svg:x1="2.281cm" svg:y1="23.866cm" svg:x2="11.2cm" svg:y2="25.9cm" draw:start-shape="id3" draw:start-glue-point="9" draw:end-shape="id8" draw:end-glue-point="3" svg:d="M2281 23866c6855 0 2396 2034 8919 2034" svg:viewBox="0 0 8920 2035">
          <text:p/>
        </draw:connector>
        <draw:connector draw:style-name="gr2" draw:text-style-name="P2" draw:layer="layout" draw:type="curve" svg:x1="4.019cm" svg:y1="12.466cm" svg:x2="2.281cm" svg:y2="22.734cm" draw:start-shape="id2" draw:start-glue-point="7" draw:end-shape="id3" draw:end-glue-point="11" svg:d="M4019 12466c-1302 0-433 10268-1738 10268" svg:viewBox="0 0 1739 10269">
          <text:p/>
        </draw:connector>
        <draw:connector draw:style-name="gr2" draw:text-style-name="P2" draw:layer="layout" draw:type="curve" svg:x1="7.25cm" svg:y1="10cm" svg:x2="7.781cm" svg:y2="10.234cm" draw:start-shape="id9" draw:start-glue-point="4" draw:end-shape="id9" draw:end-glue-point="11" svg:d="M7250 10000c0-751 626-626 1029-380s583 614-498 614" svg:viewBox="0 0 1344 805">
          <text:p/>
        </draw:connector>
        <draw:connector draw:style-name="gr2" draw:text-style-name="P2" draw:layer="layout" draw:type="curve" svg:x1="6.719cm" svg:y1="11.366cm" svg:x2="5.3cm" svg:y2="11.9cm" draw:start-shape="id9" draw:start-glue-point="7" draw:end-shape="id2" draw:end-glue-point="10" svg:d="M6719 11366c-1227 0-518 534-1419 534" svg:viewBox="0 0 1420 535">
          <text:p/>
        </draw:connector>
        <draw:connector draw:style-name="gr2" draw:text-style-name="P2" draw:layer="layout" draw:type="curve" draw:line-skew="0.273cm -0.051cm" svg:x1="8cm" svg:y1="10.8cm" svg:x2="9.219cm" svg:y2="6.266cm" draw:start-shape="id9" draw:start-glue-point="10" draw:end-shape="id5" draw:end-glue-point="7" svg:d="M8000 10800c1162 0 775-2600 637-2600s-498-1934 582-1934" svg:viewBox="0 0 1220 4535">
          <text:p/>
        </draw:connector>
        <draw:custom-shape draw:style-name="gr1" draw:text-style-name="P1" xml:id="id10" draw:id="id10" draw:layer="layout" svg:width="1.5cm" svg:height="1.6cm" svg:x="10.6cm" svg:y="8.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cm" svg:y1="10.8cm" svg:x2="10.819cm" svg:y2="9.134cm" draw:start-shape="id9" draw:start-glue-point="10" draw:end-shape="id10" draw:end-glue-point="5" svg:d="M8000 10800c1951 0 542-1666 2819-1666" svg:viewBox="0 0 2820 1667">
          <text:p/>
        </draw:connector>
        <draw:connector draw:style-name="gr2" draw:text-style-name="P2" draw:layer="layout" draw:type="curve" svg:x1="17.081cm" svg:y1="14.034cm" svg:x2="16.55cm" svg:y2="13.8cm" draw:start-shape="id7" draw:start-glue-point="11" draw:end-shape="id7" draw:end-glue-point="4" svg:d="M17081 14034c1081 0 901-368 498-614s-1029-371-1029 380" svg:viewBox="0 0 1344 805">
          <text:p/>
        </draw:connector>
        <draw:connector draw:style-name="gr2" draw:text-style-name="P2" draw:layer="layout" draw:type="curve" svg:x1="17.081cm" svg:y1="15.166cm" svg:x2="12.7cm" svg:y2="25.9cm" draw:start-shape="id7" draw:start-glue-point="9" draw:end-shape="id8" draw:end-glue-point="10" svg:d="M17081 15166c1081 0 3272 10734-4381 10734" svg:viewBox="0 0 5521 10735">
          <text:p/>
        </draw:connector>
        <draw:connector draw:style-name="gr2" draw:text-style-name="P2" draw:layer="layout" draw:type="curve" svg:x1="16.55cm" svg:y1="13.8cm" svg:x2="15.181cm" svg:y2="3.166cm" draw:start-shape="id7" draw:start-glue-point="4" draw:end-shape="id4" draw:end-glue-point="9" svg:d="M16550 13800c0-7090-456-10634-1369-10634" svg:viewBox="0 0 1370 10635">
          <text:p/>
        </draw:connector>
        <draw:connector draw:style-name="gr2" draw:text-style-name="P2" draw:layer="layout" draw:type="curve" svg:x1="11.419cm" svg:y1="25.334cm" svg:x2="4.55cm" svg:y2="12.7cm" draw:start-shape="id8" draw:start-glue-point="5" draw:end-shape="id2" draw:end-glue-point="8" svg:d="M11419 25334c-4580 0-6869-4211-6869-12634" svg:viewBox="0 0 6870 12635">
          <text:p/>
        </draw:connector>
        <draw:connector draw:style-name="gr2" draw:text-style-name="P2" draw:layer="layout" draw:type="curve" draw:line-skew="4.446cm" svg:x1="12.481cm" svg:y1="26.466cm" svg:x2="15.4cm" svg:y2="2.6cm" draw:start-shape="id8" draw:start-glue-point="9" draw:end-shape="id4" draw:end-glue-point="10" svg:d="M12481 26466c11800 0 10341-23866 2919-23866" svg:viewBox="0 0 8679 23867">
          <text:p/>
        </draw:connector>
        <draw:connector draw:style-name="gr2" draw:text-style-name="P2" draw:layer="layout" draw:type="curve" svg:x1="4.019cm" svg:y1="11.334cm" svg:x2="4.55cm" svg:y2="11.1cm" draw:start-shape="id2" draw:start-glue-point="5" draw:end-shape="id2" draw:end-glue-point="4" svg:d="M4019 11334c-1080 0-901-368-498-614s1029-371 1029 380" svg:viewBox="0 0 1344 805">
          <text:p/>
        </draw:connector>
        <draw:connector draw:style-name="gr2" draw:text-style-name="P2" draw:layer="layout" draw:type="curve" draw:line-skew="-0.906cm" svg:x1="5.081cm" svg:y1="11.334cm" svg:x2="9cm" svg:y2="5.7cm" draw:start-shape="id2" draw:start-glue-point="11" draw:end-shape="id5" draw:end-glue-point="6" svg:d="M5081 11334c1746 0-213-5634 3919-5634" svg:viewBox="0 0 3920 5635">
          <text:p/>
        </draw:connector>
        <draw:connector draw:style-name="gr2" draw:text-style-name="P2" draw:layer="layout" draw:type="curve" svg:x1="5.081cm" svg:y1="12.466cm" svg:x2="11.35cm" svg:y2="10.5cm" draw:start-shape="id2" draw:start-glue-point="9" draw:end-shape="id10" draw:end-glue-point="8" svg:d="M5081 12466c4180 0 6269-655 6269-1966" svg:viewBox="0 0 6270 1967">
          <text:p/>
        </draw:connector>
        <draw:connector draw:style-name="gr2" draw:text-style-name="P2" draw:layer="layout" draw:type="curve" svg:x1="13.9cm" svg:y1="2.6cm" svg:x2="9.75cm" svg:y2="4.9cm" draw:start-shape="id4" draw:start-glue-point="6" draw:end-shape="id5" draw:end-glue-point="4" svg:d="M13900 2600c-2767 0-4150 766-4150 2300" svg:viewBox="0 0 4151 2301">
          <text:p/>
        </draw:connector>
        <draw:connector draw:style-name="gr2" draw:text-style-name="P2" draw:layer="layout" draw:type="curve" svg:x1="13.9cm" svg:y1="2.6cm" svg:x2="11.35cm" svg:y2="8.9cm" draw:start-shape="id4" draw:start-glue-point="6" draw:end-shape="id10" draw:end-glue-point="4" svg:d="M13900 2600c-1700 0-2550 2100-2550 6300" svg:viewBox="0 0 2551 6301">
          <text:p/>
        </draw:connector>
        <draw:connector draw:style-name="gr2" draw:text-style-name="P2" draw:layer="layout" draw:type="curve" svg:x1="9.219cm" svg:y1="5.134cm" svg:x2="9.75cm" svg:y2="4.9cm" draw:start-shape="id5" draw:start-glue-point="5" draw:end-shape="id5" draw:end-glue-point="4" svg:d="M9219 5134c-1080 0-901-368-498-614s1029-371 1029 380" svg:viewBox="0 0 1344 805">
          <text:p/>
        </draw:connector>
        <draw:connector draw:style-name="gr2" draw:text-style-name="P2" draw:layer="layout" draw:type="curve" svg:x1="9.75cm" svg:y1="6.5cm" svg:x2="10.819cm" svg:y2="9.134cm" draw:start-shape="id5" draw:start-glue-point="8" draw:end-shape="id10" draw:end-glue-point="5" svg:d="M9750 6500c0 1756 356 2634 1069 2634" svg:viewBox="0 0 1070 2635">
          <text:p/>
        </draw:connector>
        <draw:connector draw:style-name="gr2" draw:text-style-name="P2" draw:layer="layout" draw:type="curve" svg:x1="11.881cm" svg:y1="9.134cm" svg:x2="11.35cm" svg:y2="8.9cm" draw:start-shape="id10" draw:start-glue-point="11" draw:end-shape="id10" draw:end-glue-point="4" svg:d="M11881 9134c1081 0 901-368 498-614s-1029-371-1029 380" svg:viewBox="0 0 1344 805">
          <text:p/>
        </draw:connector>
        <draw:connector draw:style-name="gr2" draw:text-style-name="P2" draw:layer="layout" draw:type="curve" svg:x1="18.45cm" svg:y1="10.6cm" svg:x2="19.15cm" svg:y2="13.6cm" draw:start-shape="id11" draw:start-glue-point="8" draw:end-shape="id12" draw:end-glue-point="4" svg:d="M18450 10600c0 2251 700 752 700 3000" svg:viewBox="0 0 7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7:26:27.499000000</meta:creation-date>
    <dc:date>2015-12-01T17:41:47.638000000</dc:date>
    <meta:editing-duration>PT15M30S</meta:editing-duration>
    <meta:editing-cycles>2</meta:editing-cycles>
    <meta:generator>LibreOffice/4.4.0.3$Windows_x86 LibreOffice_project/de093506bcdc5fafd9023ee680b8c60e3e0645d7</meta:generator>
    <meta:document-statistic meta:object-count="42"/>
  </office:meta>
</office:document-meta>
</file>